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sTNGDdfM&amp;cch47</text:p>
      <text:p text:style-name="Standard"/>
      <text:p text:style-name="Standard">TownGSkvXL (inner)</text:p>
      <text:p text:style-name="Standard"/>
      <text:p text:style-name="Standard">6NRnNSZS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5</meta:editing-cycles>
    <meta:generator>OpenOffice/4.1.12$Win32 OpenOffice.org_project/4112m1$Build-9809</meta:generator>
    <dc:date>2024-08-27T12:05:54.80</dc:date>
    <meta:document-statistic meta:table-count="0" meta:image-count="0" meta:object-count="0" meta:page-count="1" meta:paragraph-count="3" meta:word-count="4" meta:character-count="43"/>
    <meta:user-defined meta:name="Info 1"/>
    <meta:user-defined meta:name="Info 2"/>
    <meta:user-defined meta:name="Info 3"/>
    <meta:user-defined meta:name="Info 4"/>
  </office:meta>
</office:document-meta>
</file>